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3" style:family="table">
      <style:table-properties style:width="6.925in" style:rel-width="100%" table:align="left" style:writing-mode="lr-tb"/>
    </style:style>
    <style:style style:name="Table13.A" style:family="table-column">
      <style:table-column-properties style:column-width="1.1542in" style:rel-column-width="10922*"/>
    </style:style>
    <style:style style:name="Table1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13.F1" style:family="table-cell">
      <style:table-cell-properties style:border-line-width="0.0007in 0.0347in 0.0007in" fo:padding="0.0368in" fo:border="0.0361in double #808080"/>
    </style:style>
    <style:style style:name="Table1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13.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25in" style:rel-width="100%" table:align="left" style:writing-mode="lr-tb"/>
    </style:style>
    <style:style style:name="Table5.A" style:family="table-column">
      <style:table-column-properties style:column-width="0.6146in" style:rel-column-width="885*"/>
    </style:style>
    <style:style style:name="Table5.C" style:family="table-column">
      <style:table-column-properties style:column-width="0.5875in" style:rel-column-width="846*"/>
    </style:style>
    <style:style style:name="Table5.D" style:family="table-column">
      <style:table-column-properties style:column-width="0.5868in" style:rel-column-width="845*"/>
    </style:style>
    <style:style style:name="Table5.F" style:family="table-column">
      <style:table-column-properties style:column-width="0.5965in" style:rel-column-width="859*"/>
    </style:style>
    <style:style style:name="Table5.G" style:family="table-column">
      <style:table-column-properties style:column-width="3.3375in"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G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9" style:family="table">
      <style:table-properties style:width="6.925in" style:rel-width="100%" table:align="left" style:may-break-between-rows="false" style:writing-mode="lr-tb"/>
    </style:style>
    <style:style style:name="Table9.A" style:family="table-column">
      <style:table-column-properties style:column-width="0.6146in" style:rel-column-width="885*"/>
    </style:style>
    <style:style style:name="Table9.C" style:family="table-column">
      <style:table-column-properties style:column-width="0.5875in" style:rel-column-width="846*"/>
    </style:style>
    <style:style style:name="Table9.D" style:family="table-column">
      <style:table-column-properties style:column-width="0.5868in" style:rel-column-width="845*"/>
    </style:style>
    <style:style style:name="Table9.F" style:family="table-column">
      <style:table-column-properties style:column-width="0.5965in" style:rel-column-width="859*"/>
    </style:style>
    <style:style style:name="Table9.G" style:family="table-column">
      <style:table-column-properties style:column-width="3.3375in" style:rel-column-width="4806*"/>
    </style:style>
    <style:style style:name="Table9.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9.G1" style:family="table-cell">
      <style:table-cell-properties style:border-line-width="0.0007in 0.0347in 0.0007in" fo:padding="0.0368in" fo:border="0.0361in double #808080"/>
    </style:style>
    <style:style style:name="Table9.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F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F1" style:family="table-cell">
      <style:table-cell-properties style:vertical-align="middle" style:border-line-width="0.0007in 0.0347in 0.0007in" fo:padding="0.0194in" fo:border="0.0361in double #808080"/>
    </style:style>
    <style:style style:name="Table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F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 style:family="table">
      <style:table-properties style:width="4.9083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86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text-align="center" style:justify-single-word="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center" style:justify-single-word="false"/>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Table_20_Contents">
      <style:paragraph-properties fo:text-align="center" style:justify-single-word="false"/>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paragraph-properties fo:text-align="center" style:justify-single-word="false"/>
    </style:style>
    <style:style style:name="P17" style:family="paragraph" style:parent-style-name="Heading_20_1" style:master-page-name="First_20_Page">
      <style:paragraph-properties style:page-number="auto"/>
    </style:style>
    <style:style style:name="P1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super 58%"/>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882304544" text:id="ct882304544">
          <text:insertion>
            <office:change-info>
              <dc:creator>Bob Jacobsen</dc:creator>
              <dc:date>2013-01-19T17:28:00</dc:date>
            </office:change-info>
          </text:insertion>
        </text:changed-region>
        <text:changed-region xml:id="ct882177712" text:id="ct882177712">
          <text:deletion>
            <office:change-info>
              <dc:creator>Bob Jacobsen</dc:creator>
              <dc:date>2013-01-19T17:28:00</dc:date>
            </office:change-info>
            <text:p text:style-name="P1">s</text:p>
          </text:deletion>
        </text:changed-region>
        <text:changed-region xml:id="ct882152432" text:id="ct882152432">
          <text:insertion>
            <office:change-info>
              <dc:creator>Bob Jacobsen</dc:creator>
              <dc:date>2013-01-19T17:28:00</dc:date>
            </office:change-info>
          </text:insertion>
        </text:changed-region>
        <text:changed-region xml:id="ct126925936" text:id="ct126925936">
          <text:insertion>
            <office:change-info>
              <dc:creator>Bob Jacobsen</dc:creator>
              <dc:date>2013-01-19T17:28:00</dc:date>
            </office:change-info>
          </text:insertion>
        </text:changed-region>
        <text:changed-region xml:id="ct882148560" text:id="ct882148560">
          <text:insertion>
            <office:change-info>
              <dc:creator>Bob Jacobsen</dc:creator>
              <dc:date>2013-01-19T17:28:00</dc:date>
            </office:change-info>
          </text:insertion>
        </text:changed-region>
        <text:changed-region xml:id="ct882186000" text:id="ct882186000">
          <text:insertion>
            <office:change-info>
              <dc:creator>Bob Jacobsen</dc:creator>
              <dc:date>2013-01-19T17:28:00</dc:date>
            </office:change-info>
          </text:insertion>
        </text:changed-region>
        <text:changed-region xml:id="ct564540304" text:id="ct564540304">
          <text:insertion>
            <office:change-info>
              <dc:creator>Bob Jacobsen</dc:creator>
              <dc:date>2013-01-19T17:28:00</dc:date>
            </office:change-info>
          </text:insertion>
        </text:changed-region>
        <text:changed-region xml:id="ct539416112" text:id="ct539416112">
          <text:insertion>
            <office:change-info>
              <dc:creator>Bob Jacobsen</dc:creator>
              <dc:date>2013-01-19T17:28:00</dc:date>
            </office:change-info>
          </text:insertion>
        </text:changed-region>
        <text:changed-region xml:id="ct882150496" text:id="ct882150496">
          <text:insertion>
            <office:change-info>
              <dc:creator>Bob Jacobsen</dc:creator>
              <dc:date>2013-01-19T17:28:00</dc:date>
            </office:change-info>
          </text:insertion>
        </text:changed-region>
        <text:changed-region xml:id="ct127544832" text:id="ct127544832">
          <text:insertion>
            <office:change-info>
              <dc:creator>Bob Jacobsen</dc:creator>
              <dc:date>2013-01-19T17:28:00</dc:date>
            </office:change-info>
          </text:insertion>
        </text:changed-region>
        <text:changed-region xml:id="ct882134304" text:id="ct882134304">
          <text:insertion>
            <office:change-info>
              <dc:creator>Bob Jacobsen</dc:creator>
              <dc:date>2013-01-19T17: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 (Informative)</text:h>
      <text:p text:style-name="Standard">This specification describes the format and allocation of OpenLCB 48-bit unique identifiers. It is not specific to any wire protocol.</text:p>
      <text:p text:style-name="Standard">For more information on format and presentation, see: </text:p>
      <text:list xml:id="list6837413949308372642" text:style-name="L1">
        <text:list-item>
          <text:p text:style-name="P15">OpenLCB Common Information Technical Note</text:p>
        </text:list-item>
      </text:list>
      <text:h text:style-name="Heading_20_1" text:outline-level="1">Intended Use (Informative)</text:h>
      <text:p text:style-name="Standard">Many OpenLCB protocols rely on each node having a node ID, <text:span text:style-name="T4">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h text:style-name="Heading_20_1" text:outline-level="1">References and Context (Normative)</text:h>
      <text:p text:style-name="Standard">(Intentionally left blank)</text:p>
      <text:h text:style-name="Heading_20_1" text:outline-level="1">Content and Format (Normative)</text:h>
      <text:p text:style-name="Standard">An OpenLCB unique identifier (unique ID) shall be six bytes of eight bits each. </text:p>
      <text:p text:style-name="Standard">The order of bytes in an OpenLCB unique ID shall be considered significant. The most-significant byte shall be transmitted first during communication operations. The most-significant byte shall be written first (left-most in Western format) in any human-readable representation.</text:p>
      <text:p text:style-name="Standard">An OpenLCB unique ID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text:p>
      <text:p text:style-name="Standard">When additional allocation methods are defined, those the unique IDs defined by those additional methods shall only provide allocation ranges that do no overlap with existing allocation ranges.</text:p>
      <text:p text:style-name="Standard"><text:soft-page-break/>Allocated ranges shall not be reused for other allocations.</text:p>
      <text:p text:style-name="Standard"/>
      <text:p text:style-name="Standard"/>
      <text:p text:style-name="Standard"/>
      <text:h text:style-name="Heading_20_2" text:outline-level="2">Unique identifiers assigned by manufacturers</text:h>
      <text:p text:style-name="Standard">Manufacturers who have been assigned a manufacturer ID number by the NMRA may, but are not required to, use their NMRA manufacturer ID number to self-assign unique identifiers within a range defined by:</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Table_20_Heading">Byte 1</text:p>
          </table:table-cell>
          <table:table-cell table:style-name="Table7.A1" office:value-type="string">
            <text:p text:style-name="Table_20_Heading">Byte 2</text:p>
          </table:table-cell>
          <table:table-cell table:style-name="Table7.A1" office:value-type="string">
            <text:p text:style-name="Table_20_Heading">Byte 3</text:p>
          </table:table-cell>
          <table:table-cell table:style-name="Table7.A1" office:value-type="string">
            <text:p text:style-name="Table_20_Heading">Byte 4</text:p>
          </table:table-cell>
          <table:table-cell table:style-name="Table7.A1" office:value-type="string">
            <text:p text:style-name="Table_20_Heading">Byte 5</text:p>
          </table:table-cell>
          <table:table-cell table:style-name="Table7.F1" office:value-type="string">
            <text:p text:style-name="Table_20_Heading">Byte 6</text:p>
          </table:table-cell>
        </table:table-row>
        <table:table-row>
          <table:table-cell table:style-name="Table7.A2" office:value-type="string">
            <text:p text:style-name="P1">0x02</text:p>
          </table:table-cell>
          <table:table-cell table:style-name="Table7.A2" office:value-type="string">
            <text:p text:style-name="P1">0x01</text:p>
          </table:table-cell>
          <table:table-cell table:style-name="Table7.A2" office:value-type="string">
            <text:p text:style-name="P1">Mfg ID byte</text:p>
          </table:table-cell>
          <table:table-cell table:style-name="Table7.D2" table:number-columns-spanned="3" office:value-type="string">
            <text:p text:style-name="P1"><text:change-start text:change-id="ct882304544"/>S<text:change-end text:change-id="ct882304544"/><text:change text:change-id="ct882177712"/>elf-assigned</text:p>
          </table:table-cell>
          <table:covered-table-cell/>
          <table:covered-table-cell/>
        </table:table-row>
      </table:table>
      <text:p text:style-name="Standard">Manufacturers shall ensure uniqueness for identifiers they assign.</text:p>
      <text:h text:style-name="Heading_20_2" text:outline-level="2">Unique identifiers assigned by members of organized groups</text:h>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1">0x03</text:p>
          </table:table-cell>
          <table:table-cell table:style-name="Table2.A2" office:value-type="string">
            <text:p text:style-name="P1">0x00</text:p>
          </table:table-cell>
          <table:table-cell table:style-name="Table2.A2" table:number-columns-spanned="3" office:value-type="string">
            <text:p text:style-name="P1">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1">0x03</text:p>
          </table:table-cell>
          <table:table-cell table:style-name="Table8.A2" office:value-type="string">
            <text:p text:style-name="P1">0x04</text:p>
          </table:table-cell>
          <table:table-cell table:style-name="Table8.A2" table:number-columns-spanned="3" office:value-type="string">
            <text:p text:style-name="P1">MERG Member Number</text:p>
          </table:table-cell>
          <table:covered-table-cell/>
          <table:covered-table-cell/>
          <table:table-cell table:style-name="Table8.F2" office:value-type="string">
            <text:p text:style-name="P1">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1">0x03</text:p>
          </table:table-cell>
          <table:table-cell table:style-name="Table4.A2" office:value-type="string">
            <text:p text:style-name="P1">0x08</text:p>
          </table:table-cell>
          <table:table-cell table:style-name="Table4.A2" office:value-type="string">
            <text:p text:style-name="P1">LN High Byte</text:p>
          </table:table-cell>
          <table:table-cell table:style-name="Table4.A2" office:value-type="string">
            <text:p text:style-name="P1">LN Low Byte</text:p>
          </table:table-cell>
          <table:table-cell table:style-name="Table4.A2" office:value-type="string">
            <text:p text:style-name="P1">NN High Byte</text:p>
          </table:table-cell>
          <table:table-cell table:style-name="Table4.F2" office:value-type="string">
            <text:p text:style-name="P1">NN Low Byte</text:p>
          </table:table-cell>
        </table:table-row>
      </table:table>
      <text:p text:style-name="Standard"><text:soft-page-break/></text:p>
      <text:p text:style-name="Standard">Future definition of ranges for additional groups will use unique values in Byte 2.</text:p>
      <text:h text:style-name="Heading_20_2" text:outline-level="2">Unique identifiers 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istributed to it. The openlcb.org mechanism will allocate individual unique identifiers from the following range:</text:p>
      <table:table table:name="Table13" table:style-name="Table13">
        <table:table-column table:style-name="Table13.A" table:number-columns-repeated="6"/>
        <table:table-row>
          <table:table-cell table:style-name="Table13.A1" office:value-type="string">
            <text:p text:style-name="Table_20_Heading">Byte 1</text:p>
          </table:table-cell>
          <table:table-cell table:style-name="Table13.A1" office:value-type="string">
            <text:p text:style-name="Table_20_Heading">Byte 2</text:p>
          </table:table-cell>
          <table:table-cell table:style-name="Table13.A1" office:value-type="string">
            <text:p text:style-name="Table_20_Heading">Byte 3</text:p>
          </table:table-cell>
          <table:table-cell table:style-name="Table13.A1" office:value-type="string">
            <text:p text:style-name="Table_20_Heading">Byte 4</text:p>
          </table:table-cell>
          <table:table-cell table:style-name="Table13.A1" office:value-type="string">
            <text:p text:style-name="Table_20_Heading">Byte 5</text:p>
          </table:table-cell>
          <table:table-cell table:style-name="Table13.F1" office:value-type="string">
            <text:p text:style-name="Table_20_Heading">Byte 6</text:p>
          </table:table-cell>
        </table:table-row>
        <table:table-row>
          <table:table-cell table:style-name="Table13.A2" office:value-type="string">
            <text:p text:style-name="P1">0x04</text:p>
          </table:table-cell>
          <table:table-cell table:style-name="Table13.A2" office:value-type="string">
            <text:p text:style-name="P1">0x00</text:p>
          </table:table-cell>
          <table:table-cell table:style-name="Table13.A2" office:value-type="string">
            <text:p text:style-name="P1">0x00</text:p>
          </table:table-cell>
          <table:table-cell table:style-name="Table13.D2" table:number-columns-spanned="3" office:value-type="string">
            <text:p text:style-name="P1">Sequentially Assigned Values</text:p>
          </table:table-cell>
          <table:covered-table-cell/>
          <table:covered-table-cell/>
        </table:table-row>
      </table:table>
      <text:p text:style-name="Standard"/>
      <text:h text:style-name="Heading_20_2" text:outline-level="2">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1">0x01</text:p>
          </table:table-cell>
          <table:table-cell table:style-name="Table5.B2" office:value-type="float" office:value="1">
            <text:p text:style-name="P1">1</text:p>
          </table:table-cell>
          <table:table-cell table:style-name="Table5.A2" office:value-type="string">
            <text:p text:style-name="P1">0x00</text:p>
          </table:table-cell>
          <table:table-cell table:style-name="Table5.A2" office:value-type="string">
            <text:p text:style-name="P1">0x00</text:p>
          </table:table-cell>
          <table:table-cell table:style-name="Table5.A2" office:value-type="string">
            <text:p text:style-name="P1">0x00</text:p>
          </table:table-cell>
          <table:table-cell table:style-name="Table5.A2" office:value-type="string">
            <text:p text:style-name="P1">0x00</text:p>
          </table:table-cell>
          <table:table-cell table:style-name="Table5.G2" office:value-type="string">
            <text:p text:style-name="P1">Well-known Event IDs</text:p>
          </table:table-cell>
        </table:table-row>
        <table:table-row>
          <table:table-cell table:style-name="Table5.A2" office:value-type="string">
            <text:p text:style-name="P1">0x01</text:p>
          </table:table-cell>
          <table:table-cell table:style-name="Table5.B2" office:value-type="float" office:value="1">
            <text:p text:style-name="P1">1</text:p>
          </table:table-cell>
          <table:table-cell table:style-name="Table5.A2" office:value-type="string">
            <text:p text:style-name="P1">0x01</text:p>
          </table:table-cell>
          <table:table-cell table:style-name="Table5.A2" office:value-type="string">
            <text:p text:style-name="P1">0x00</text:p>
          </table:table-cell>
          <table:table-cell table:style-name="Table5.A2" table:number-columns-spanned="2" office:value-type="string">
            <text:p text:style-name="P12"><text:change-start text:change-id="ct882152432"/>Any<text:change-end text:change-id="ct882152432"/></text:p>
          </table:table-cell>
          <table:covered-table-cell/>
          <table:table-cell table:style-name="Table5.G2" office:value-type="string">
            <text:p text:style-name="P1">CBUS mapped Event IDs</text:p>
          </table:table-cell>
        </table:table-row>
        <table:table-row>
          <table:table-cell table:style-name="Table5.A2" office:value-type="string">
            <text:p text:style-name="P1">0x01</text:p>
          </table:table-cell>
          <table:table-cell table:style-name="Table5.B2" office:value-type="float" office:value="99">
            <text:p text:style-name="P1">99</text:p>
          </table:table-cell>
          <table:table-cell table:style-name="Table5.A2" table:number-columns-spanned="4" office:value-type="string">
            <text:p text:style-name="P12"><text:change-start text:change-id="ct126925936"/>Any<text:change-end text:change-id="ct126925936"/></text:p>
          </table:table-cell>
          <table:covered-table-cell/>
          <table:covered-table-cell/>
          <table:covered-table-cell/>
          <table:table-cell table:style-name="Table5.G2" office:value-type="string">
            <text:p text:style-name="P1">XpressNet translation</text:p>
          </table:table-cell>
        </table:table-row>
        <table:table-row>
          <table:table-cell table:style-name="Table5.A2" office:value-type="string">
            <text:p text:style-name="P1">0x01</text:p>
          </table:table-cell>
          <table:table-cell table:style-name="Table5.B2" office:value-type="float" office:value="129">
            <text:p text:style-name="P1">129</text:p>
          </table:table-cell>
          <table:table-cell table:style-name="Table5.A2" table:number-columns-spanned="4" office:value-type="string">
            <text:p text:style-name="P12"><text:change-start text:change-id="ct882148560"/>Any<text:change-end text:change-id="ct882148560"/></text:p>
          </table:table-cell>
          <table:covered-table-cell/>
          <table:covered-table-cell/>
          <table:covered-table-cell/>
          <table:table-cell table:style-name="Table5.G2" office:value-type="string">
            <text:p text:style-name="P1">LocoNet packet transport</text:p>
          </table:table-cell>
        </table:table-row>
        <table:table-row>
          <table:table-cell table:style-name="Table5.A2" office:value-type="string">
            <text:p text:style-name="P1">0x01</text:p>
          </table:table-cell>
          <table:table-cell table:style-name="Table5.B2" office:value-type="float" office:value="238">
            <text:p text:style-name="P1">238</text:p>
          </table:table-cell>
          <table:table-cell table:style-name="Table5.A2" table:number-columns-spanned="4" office:value-type="string">
            <text:p text:style-name="P12"><text:change-start text:change-id="ct882186000"/>Any<text:change-end text:change-id="ct882186000"/></text:p>
          </table:table-cell>
          <table:covered-table-cell/>
          <table:covered-table-cell/>
          <table:covered-table-cell/>
          <table:table-cell table:style-name="Table5.G2" office:value-type="string">
            <text:p text:style-name="P1">DCC translation</text:p>
          </table:table-cell>
        </table:table-row>
      </table:table>
      <text:p text:style-name="Standard"/>
      <text:h text:style-name="Heading_20_2" text:outline-level="2">Unique identifiers assigned for use with locomotive control systems</text:h>
      <text:p text:style-name="Standard">OpenLCB defines specific well-known identification numbers and number ranges for interoperation with existing locomotive control systems. The details of these ranges are defined in other Standards and/or have been reserved for future use.</text:p>
      <table:table table:name="Table9" table:style-name="Table9">
        <table:table-column table:style-name="Table9.A" table:number-columns-repeated="2"/>
        <table:table-column table:style-name="Table9.C"/>
        <table:table-column table:style-name="Table9.D"/>
        <table:table-column table:style-name="Table9.C"/>
        <table:table-column table:style-name="Table9.F"/>
        <table:table-column table:style-name="Table9.G"/>
        <text:soft-page-break/>
        <table:table-row>
          <table:table-cell table:style-name="Table9.A1" office:value-type="string">
            <text:p text:style-name="Table_20_Heading">Byte 1</text:p>
          </table:table-cell>
          <table:table-cell table:style-name="Table9.A1" office:value-type="string">
            <text:p text:style-name="Table_20_Heading">Byte 2</text:p>
          </table:table-cell>
          <table:table-cell table:style-name="Table9.A1" office:value-type="string">
            <text:p text:style-name="Table_20_Heading">Byte 3</text:p>
          </table:table-cell>
          <table:table-cell table:style-name="Table9.A1" office:value-type="string">
            <text:p text:style-name="Table_20_Heading">Byte 4</text:p>
          </table:table-cell>
          <table:table-cell table:style-name="Table9.A1" office:value-type="string">
            <text:p text:style-name="Table_20_Heading">Byte 5</text:p>
          </table:table-cell>
          <table:table-cell table:style-name="Table9.A1" office:value-type="string">
            <text:p text:style-name="Table_20_Heading">Byte 6</text:p>
          </table:table-cell>
          <table:table-cell table:style-name="Table9.G1" office:value-type="string">
            <text:p text:style-name="Table_20_Heading">Use</text:p>
          </table:table-cell>
        </table:table-row>
        <table:table-row>
          <table:table-cell table:style-name="Table9.A2" office:value-type="string">
            <text:p text:style-name="P1">0x06</text:p>
          </table:table-cell>
          <table:table-cell table:style-name="Table9.A2" office:value-type="string">
            <text:p text:style-name="P1">0x00</text:p>
          </table:table-cell>
          <table:table-cell table:style-name="Table9.A2" table:number-columns-spanned="4" office:value-type="string">
            <text:p text:style-name="P12"><text:change-start text:change-id="ct564540304"/>Any<text:change-end text:change-id="ct564540304"/></text:p>
          </table:table-cell>
          <table:covered-table-cell/>
          <table:covered-table-cell/>
          <table:covered-table-cell/>
          <table:table-cell table:style-name="Table9.G2" office:value-type="string">
            <text:p text:style-name="P1">DC (block)</text:p>
          </table:table-cell>
        </table:table-row>
        <table:table-row>
          <table:table-cell table:style-name="Table9.A2" office:value-type="string">
            <text:p text:style-name="P1">0x06</text:p>
          </table:table-cell>
          <table:table-cell table:style-name="Table9.A2" office:value-type="string">
            <text:p text:style-name="P1">0x01</text:p>
          </table:table-cell>
          <table:table-cell table:style-name="Table9.A2" table:number-columns-spanned="4" office:value-type="string">
            <text:p text:style-name="P12"><text:change-start text:change-id="ct539416112"/>Any<text:change-end text:change-id="ct539416112"/></text:p>
          </table:table-cell>
          <table:covered-table-cell/>
          <table:covered-table-cell/>
          <table:covered-table-cell/>
          <table:table-cell table:style-name="Table9.G2" office:value-type="string">
            <text:p text:style-name="P1">DCC</text:p>
          </table:table-cell>
        </table:table-row>
        <table:table-row>
          <table:table-cell table:style-name="Table9.A2" office:value-type="string">
            <text:p text:style-name="P1">0x06</text:p>
          </table:table-cell>
          <table:table-cell table:style-name="Table9.A2" office:value-type="string">
            <text:p text:style-name="P1">0x02</text:p>
          </table:table-cell>
          <table:table-cell table:style-name="Table9.A2" table:number-columns-spanned="4" office:value-type="string">
            <text:p text:style-name="P12"><text:change-start text:change-id="ct882150496"/>Any<text:change-end text:change-id="ct882150496"/></text:p>
          </table:table-cell>
          <table:covered-table-cell/>
          <table:covered-table-cell/>
          <table:covered-table-cell/>
          <table:table-cell table:style-name="Table9.G2" office:value-type="string">
            <text:p text:style-name="P1">TMCC</text:p>
          </table:table-cell>
        </table:table-row>
        <table:table-row>
          <table:table-cell table:style-name="Table9.A2" office:value-type="string">
            <text:p text:style-name="P1">0x06</text:p>
          </table:table-cell>
          <table:table-cell table:style-name="Table9.A2" office:value-type="string">
            <text:p text:style-name="P1">0x03</text:p>
          </table:table-cell>
          <table:table-cell table:style-name="Table9.A2" table:number-columns-spanned="4" office:value-type="string">
            <text:p text:style-name="P12"><text:change-start text:change-id="ct127544832"/>Any<text:change-end text:change-id="ct127544832"/></text:p>
          </table:table-cell>
          <table:covered-table-cell/>
          <table:covered-table-cell/>
          <table:covered-table-cell/>
          <table:table-cell table:style-name="Table9.G2" office:value-type="string">
            <text:p text:style-name="P1">Marklin/Motorola</text:p>
          </table:table-cell>
        </table:table-row>
        <table:table-row>
          <table:table-cell table:style-name="Table9.A2" office:value-type="string">
            <text:p text:style-name="P1">0x06</text:p>
          </table:table-cell>
          <table:table-cell table:style-name="Table9.A2" office:value-type="string">
            <text:p text:style-name="P1">0x04</text:p>
          </table:table-cell>
          <table:table-cell table:style-name="Table9.A2" table:number-columns-spanned="4" office:value-type="string">
            <text:p text:style-name="P12"><text:change-start text:change-id="ct882134304"/>Any<text:change-end text:change-id="ct882134304"/></text:p>
          </table:table-cell>
          <table:covered-table-cell/>
          <table:covered-table-cell/>
          <table:covered-table-cell/>
          <table:table-cell table:style-name="Table9.G2" office:value-type="string">
            <text:p text:style-name="P1">MTH DCS</text:p>
          </table:table-cell>
        </table:table-row>
      </table:table>
      <text:p text:style-name="Standard"/>
      <text:h text:style-name="Heading_20_2" text:outline-level="2">Unique identifier ranges assigned by request</text:h>
      <text:p text:style-name="Standard">Any individual or corporation shall be able to obtain permanent allocations of blocks of 2<text:span text:style-name="T5">8</text:span>, 2<text:span text:style-name="T5">16</text:span> <text:span text:style-name="T4">and</text:span> 2<text:span text:style-name="T5">24</text:span> node identification numbers via the <text:a xlink:type="simple" xlink:href="http://www.openlcb.org/">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2">0x05</text:p>
          </table:table-cell>
          <table:table-cell table:style-name="Table10.A2" office:value-type="string">
            <text:p text:style-name="P12">0x01</text:p>
          </table:table-cell>
          <table:table-cell table:style-name="Table10.A2" table:number-columns-spanned="3" office:value-type="string">
            <text:p text:style-name="P12">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2">0x05</text:p>
          </table:table-cell>
          <table:table-cell table:style-name="Table11.A2" office:value-type="string">
            <text:p text:style-name="P12">0x02</text:p>
          </table:table-cell>
          <table:table-cell table:style-name="Table11.A2" table:number-columns-spanned="2" office:value-type="string">
            <text:p text:style-name="P12">Assigned by web site</text:p>
          </table:table-cell>
          <table:covered-table-cell/>
          <table:table-cell table:style-name="Table11.E2" table:number-columns-spanned="2" office:value-type="string">
            <text:p text:style-name="P1">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2">0x05</text:p>
          </table:table-cell>
          <table:table-cell table:style-name="Table12.A2" office:value-type="string">
            <text:p text:style-name="P12">0x03</text:p>
          </table:table-cell>
          <table:table-cell table:style-name="Table12.A2" office:value-type="string">
            <text:p text:style-name="P12">Assigned by web site</text:p>
          </table:table-cell>
          <table:table-cell table:style-name="Table12.D2" table:number-columns-spanned="3" office:value-type="string">
            <text:p text:style-name="P1">Self-assigned</text:p>
          </table:table-cell>
          <table:covered-table-cell/>
          <table:covered-table-cell/>
        </table:table-row>
      </table:table>
      <text:h text:style-name="Heading_20_2" text:outline-level="2" text:is-list-header="true"/>
      <text:h text:style-name="Heading_20_2" text:outline-level="2">Reserved unique identifiers</text:h>
      <text:p text:style-name="Standard">All other unique identifiers not specifically discussed in this Standard shall not be used until the Standard is revised to permit their use.</text:p>
      <text:p text:style-name="Standard">Unique identifiers in the following ranges shall not be used at any point:</text:p>
      <table:table table:name="Table6" table:style-name="Table6">
        <table:table-column table:style-name="Table6.A"/>
        <table:table-column table:style-name="Table6.B"/>
        <table:table-column table:style-name="Table6.C"/>
        <table:table-column table:style-name="Table6.D" table:number-columns-repeated="2"/>
        <table:table-column table:style-name="Table6.F"/>
        <text:soft-page-break/>
        <table:table-row>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F1" office:value-type="string">
            <text:p text:style-name="Table_20_Heading">Byte 6</text:p>
          </table:table-cell>
        </table:table-row>
        <table:table-row>
          <table:table-cell table:style-name="Table6.A2" office:value-type="string">
            <text:p text:style-name="P12">0x00</text:p>
          </table:table-cell>
          <table:table-cell table:style-name="Table6.B2" table:number-columns-spanned="5" office:value-type="string">
            <text:p text:style-name="P12">Any</text:p>
          </table:table-cell>
          <table:covered-table-cell/>
          <table:covered-table-cell/>
          <table:covered-table-cell/>
          <table:covered-table-cell/>
        </table:table-row>
        <table:table-row>
          <table:table-cell table:style-name="Table6.A2" office:value-type="string">
            <text:p text:style-name="P12">0xFF</text:p>
          </table:table-cell>
          <table:table-cell table:style-name="Table6.B2" table:number-columns-spanned="5" office:value-type="string">
            <text:p text:style-name="P12">Any</text:p>
          </table:table-cell>
          <table:covered-table-cell/>
          <table:covered-table-cell/>
          <table:covered-table-cell/>
          <table:covered-table-cell/>
        </table:table-row>
      </table:table>
      <text:h text:style-name="Heading_20_2" text:outline-level="2" text:is-list-header="true"/>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 (Informative)<text:tab/>1</text:p>
          <text:p text:style-name="P14"><text:s/>2 Intended Use (Informative)<text:tab/>1</text:p>
          <text:p text:style-name="P14"><text:s/>3 References and Context (Normative)<text:tab/>1</text:p>
          <text:p text:style-name="P14"><text:s/>4 Content and Format (Normative)<text:tab/>1</text:p>
          <text:p text:style-name="P14"><text:s/>5 Allocation (Normative)<text:tab/>1</text:p>
          <text:p text:style-name="P13"><text:s/>5.1 Unique identifiers assigned by manufacturers<text:tab/>2</text:p>
          <text:p text:style-name="P13"><text:s/>5.2 Unique identifiers assigned by members of organized groups<text:tab/>2</text:p>
          <text:p text:style-name="P13"><text:s/>5.3 Unique identifiers assigned by software at run-time<text:tab/>3</text:p>
          <text:p text:style-name="P13"><text:s/>5.4 Globally defined unique identifiers<text:tab/>3</text:p>
          <text:p text:style-name="P13"><text:s/>5.5 Unique identifiers assigned for use with locomotive control systems<text:tab/>3</text:p>
          <text:p text:style-name="P13"><text:s/>5.6 Unique identifier ranges assigned by request<text:tab/>4</text:p>
          <text:p text:style-name="P13"><text:s/>5.7 Reserved unique identifiers<text:tab/>4</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N Unique Identifiers Standard</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3-01-27T21:20:16.99">1/27/2013</text:date></text:span></text:span></text:p>
      </style:footer>
    </style:master-page>
    <style:master-page style:name="First_20_Page" style:display-name="First Page" style:page-layout-name="Mpm2" style:next-style-name="Standard">
      <style:header>
        <text:tracked-changes>
          <text:changed-region xml:id="ct882349856" text:id="ct882349856">
            <text:insertion>
              <office:change-info>
                <dc:creator>Bob Jacobsen</dc:creator>
                <dc:date>2013-01-27T21:20:00</dc:date>
              </office:change-info>
            </text:insertion>
          </text:changed-region>
          <text:changed-region xml:id="ct430453600" text:id="ct430453600">
            <text:deletion>
              <office:change-info>
                <dc:creator>Bob Jacobsen</dc:creator>
                <dc:date>2013-01-27T21:20:00</dc:date>
              </office:change-info>
              <text:p text:style-name="MP7">Preliminary</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1522583114610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21:20:16.99">Jan 27, 2013</text:date></text:p>
            </table:table-cell>
            <table:table-cell table:style-name="Table1.C1" office:value-type="string">
              <text:p text:style-name="MP7"><text:change-start text:change-id="ct882349856"/>Draft</text:p>
              <text:p text:style-name="MP7"><text:change-end text:change-id="ct882349856"/><text:change text:change-id="ct430453600"/></text:p>
            </table:table-cell>
          </table:table-row>
        </table:table>
        <text:p text:style-name="Header"/>
      </style:header>
      <style:footer>
        <text:p text:style-name="MP8"><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3-01-27T21:20:16.99">1/27/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Standard</dc:title>
    <meta:initial-creator>Alex Shepherd</meta:initial-creator>
    <meta:creation-date>2009-01-22T07:11:27</meta:creation-date>
    <meta:editing-cycles>165</meta:editing-cycles>
    <meta:editing-duration>PT14H13M15S</meta:editing-duration>
    <meta:generator>OpenOffice.org/3.4.1$Unix OpenOffice.org_project/341m1$Build-9593</meta:generator>
    <dc:date>2013-01-27T21:20:17</dc:date>
    <dc:creator>Bob Jacobsen</dc:creator>
    <meta:printed-by>Bob Jacobsen</meta:printed-by>
    <meta:print-date>2010-10-24T14:21:59</meta:print-date>
    <meta:document-statistic meta:table-count="12" meta:image-count="1" meta:object-count="0" meta:page-count="6" meta:paragraph-count="210" meta:word-count="1036" meta:character-count="6177"/>
    <meta:user-defined meta:name="Info 1"/>
    <meta:user-defined meta:name="Info 2"/>
    <meta:user-defined meta:name="Info 3"/>
    <meta:user-defined meta:name="Info 4"/>
  </office:meta>
</office:document-meta>
</file>